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style:style>
    <style:style style:name="P2" style:family="paragraph" style:parent-style-name="Footer" style:master-page-name="">
      <style:paragraph-properties style:page-number="auto"/>
    </style:style>
    <style:style style:name="P3" style:family="paragraph" style:parent-style-name="Standard">
      <style:paragraph-properties fo:margin-top="0in" fo:margin-bottom="0in" fo:line-height="100%"/>
      <style:text-properties fo:font-weight="bold" style:font-weight-asian="bold"/>
    </style:style>
    <style:style style:name="P4" style:family="paragraph" style:parent-style-name="Standard">
      <style:paragraph-properties fo:margin-top="0in" fo:margin-bottom="0in" fo:line-height="100%"/>
    </style:style>
    <style:style style:name="P5" style:family="paragraph" style:parent-style-name="Standard" style:list-style-name="L3">
      <style:paragraph-properties fo:margin-top="0in" fo:margin-bottom="0in"/>
      <style:text-properties fo:font-weight="bold" style:font-weight-asian="bold"/>
    </style:style>
    <style:style style:name="P6" style:family="paragraph" style:parent-style-name="Standard" style:list-style-name="L3">
      <style:paragraph-properties fo:margin-top="0in" fo:margin-bottom="0in"/>
      <style:text-properties fo:font-weight="bold" style:font-weight-asian="bold" style:font-weight-complex="bold"/>
    </style:style>
    <style:style style:name="P7" style:family="paragraph" style:parent-style-name="Standard" style:list-style-name="L3">
      <style:paragraph-properties fo:margin-top="0in" fo:margin-bottom="0in"/>
    </style:style>
    <style:style style:name="P8" style:family="paragraph" style:parent-style-name="Standard">
      <style:paragraph-properties fo:margin-top="0in" fo:margin-bottom="0in"/>
      <style:text-properties fo:font-weight="normal" style:font-weight-asian="normal" style:font-weight-complex="normal"/>
    </style:style>
    <style:style style:name="P9" style:family="paragraph" style:parent-style-name="Standard" style:list-style-name="L3">
      <style:paragraph-properties fo:margin-top="0in" fo:margin-bottom="0in"/>
      <style:text-properties fo:font-weight="normal" style:font-weight-asian="normal" style:font-weight-complex="normal"/>
    </style:style>
    <style:style style:name="P10" style:family="paragraph" style:parent-style-name="Standard" style:list-style-name="L4">
      <style:paragraph-properties fo:margin-top="0in" fo:margin-bottom="0in"/>
      <style:text-properties fo:font-weight="normal" style:font-weight-asian="normal" style:font-weight-complex="normal"/>
    </style:style>
    <style:style style:name="P11" style:family="paragraph" style:parent-style-name="Standard" style:list-style-name="L4">
      <style:paragraph-properties fo:margin-top="0in" fo:margin-bottom="0in"/>
    </style:style>
    <style:style style:name="P12" style:family="paragraph" style:parent-style-name="Standard" style:list-style-name="L4">
      <style:paragraph-properties fo:margin-top="0in" fo:margin-bottom="0in"/>
      <style:text-properties fo:font-style="normal" style:font-style-asian="normal" style:font-style-complex="normal"/>
    </style:style>
    <style:style style:name="P13" style:family="paragraph" style:parent-style-name="Standard" style:list-style-name="L4">
      <style:paragraph-properties fo:margin-top="0in" fo:margin-bottom="0in"/>
      <style:text-properties fo:font-style="normal" fo:font-weight="normal" style:font-style-asian="normal" style:font-weight-asian="normal" style:font-style-complex="normal" style:font-weight-complex="normal"/>
    </style:style>
    <style:style style:name="P14" style:family="paragraph" style:parent-style-name="Standard" style:master-page-name="Standard">
      <style:paragraph-properties fo:line-height="100%" style:page-number="auto"/>
    </style:style>
    <style:style style:name="P15" style:family="paragraph" style:parent-style-name="List_20_Paragraph" style:list-style-name="WWNum2">
      <style:paragraph-properties fo:line-height="100%"/>
    </style:style>
    <style:style style:name="P16" style:family="paragraph" style:parent-style-name="List_20_Paragraph" style:list-style-name="WWNum2">
      <style:paragraph-properties fo:margin-top="0in" fo:margin-bottom="0in" fo:line-height="100%"/>
    </style:style>
    <style:style style:name="P17" style:family="paragraph" style:parent-style-name="List_20_Paragraph" style:list-style-name="WWNum2">
      <style:paragraph-properties fo:margin-top="0in" fo:margin-bottom="0in" fo:line-height="100%"/>
      <style:text-properties fo:font-style="normal" style:font-style-asian="normal" style:font-style-complex="normal"/>
    </style:style>
    <style:style style:name="P18" style:family="paragraph" style:parent-style-name="List_20_Paragraph" style:list-style-name="L3">
      <style:paragraph-properties fo:margin-top="0in" fo:margin-bottom="0in"/>
      <style:text-properties fo:font-weight="normal" style:font-weight-asian="normal" style:font-weight-complex="normal"/>
    </style:style>
    <style:style style:name="P19" style:family="paragraph" style:parent-style-name="Heading_20_1">
      <style:paragraph-properties fo:break-before="page"/>
    </style:style>
    <style:style style:name="P20" style:family="paragraph" style:parent-style-name="Heading_20_1">
      <style:paragraph-properties fo:margin-top="0in" fo:margin-bottom="0in" fo:break-before="page"/>
      <style:text-properties fo:font-weight="normal" style:font-weight-asian="normal" style:font-weight-complex="normal"/>
    </style:style>
    <style:style style:name="T1" style:family="text">
      <style:text-properties fo:color="#7f7f7f" fo:letter-spacing="0.0417in"/>
    </style:style>
    <style:style style:name="T2" style:family="text">
      <style:text-properties fo:font-weight="bold" style:font-weight-asian="bold" style:font-weight-complex="bold"/>
    </style:style>
    <style:style style:name="T3" style:family="text">
      <style:text-properties fo:font-size="22pt" style:font-size-asian="22pt"/>
    </style:style>
    <style:style style:name="T4" style:family="text">
      <style:text-properties fo:font-size="22pt" fo:font-style="italic" style:font-size-asian="22pt"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style:font-weight-asian="normal"/>
    </style:style>
    <style:style style:name="T11" style:family="text">
      <style:text-properties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Functional Specification<text:line-break/>constellation.tv</text:span><text:span text:style-name="T4">: 1.0</text:span></text:p>
      <text:h text:style-name="Heading_20_1" text:outline-level="1">Table of Contents</text:h>
      <text:list xml:id="list30554544" text:style-name="WWNum2">
        <text:list-item>
          <text:p text:style-name="P15">Overview</text:p>
        </text:list-item>
        <text:list-item>
          <text:p text:style-name="P15">Scope</text:p>
        </text:list-item>
        <text:list-item>
          <text:p text:style-name="P15">List of Functions</text:p>
        </text:list-item>
        <text:list-item>
          <text:p text:style-name="P15">Access Control Levels</text:p>
        </text:list-item>
        <text:list-item>
          <text:p text:style-name="P15">Version Control</text:p>
        </text:list-item>
      </text:list>
      <text:h text:style-name="Heading_20_1" text:outline-level="1">1.0 Overview</text:h>
      <text:p text:style-name="Text_20_body">Constellation.tv aims to be a unique platform for viewing high-quality high-resolution streaming live video to a wide audience. The site aims to serve users in multiple languages, allow for turnkey involvement of users and clients, and provide a rich interactive experience including chat, video chat, and eCommerce. </text:p>
      <text:h text:style-name="Heading_20_1" text:outline-level="1"/>
      <text:h text:style-name="P19" text:outline-level="1">2.0 Scope</text:h>
      <text:p text:style-name="Text_20_body">This document will define all features that are to be available on Constellation.tv, and will include references to separate documents on a per-function basis. As such, this document is merely an outline for all featuresets in constellation.tv.</text:p>
      <text:p text:style-name="Text_20_body">Each separate document will consist of the following sections:</text:p>
      <text:list xml:id="list31485593" text:continue-list="list30554544" text:style-name="WWNum2">
        <text:list-item text:start-value="1">
          <text:p text:style-name="P16">Overview<text:line-break/><text:span text:style-name="T5">Brief Description of the Featureset</text:span></text:p>
        </text:list-item>
        <text:list-item>
          <text:p text:style-name="P16">Scope<text:line-break/><text:span text:style-name="T5">Who this Featureset will involve</text:span></text:p>
        </text:list-item>
        <text:list-item>
          <text:p text:style-name="P16">Risk Assessment<text:line-break/><text:span text:style-name="T5">Risks to be identified and mitigated</text:span></text:p>
        </text:list-item>
        <text:list-item>
          <text:p text:style-name="P16">Feature List<text:line-break/><text:span text:style-name="T5">Subset of Features, with descriptions of behaviors</text:span></text:p>
        </text:list-item>
        <text:list-item>
          <text:p text:style-name="P17">Technologica Specification<text:line-break/><text:span text:style-name="T5">List of all technologies used, and their applicability</text:span></text:p>
        </text:list-item>
        <text:list-item>
          <text:p text:style-name="P16">Data Specification<text:line-break/><text:span text:style-name="T5">Tables and Datasources, and their component parts, Involved with this featureset</text:span></text:p>
        </text:list-item>
        <text:list-item>
          <text:p text:style-name="P16">Testing Plan<text:line-break/><text:span text:style-name="T5">Tests to be completed for feature to be considered correct and complete</text:span></text:p>
        </text:list-item>
        <text:list-item>
          <text:p text:style-name="P16">Results and Approvals<text:line-break/><text:span text:style-name="T5">Specific approvals from controlling parties applying tests</text:span></text:p>
        </text:list-item>
        <text:list-item>
          <text:p text:style-name="P16">T&amp;R Estimates<text:line-break/><text:span text:style-name="T5">Estimate of time and resource requirements</text:span></text:p>
        </text:list-item>
        <text:list-item>
          <text:p text:style-name="P16">Open Issues</text:p>
        </text:list-item>
      </text:list>
      <text:h text:style-name="Heading_20_1" text:outline-level="1"/>
      <text:h text:style-name="P19" text:outline-level="1">3.0 List of Functions</text:h>
      <text:p text:style-name="Standard">In keeping with OWASP best practice, all features will be documented and identifiable within the specification using a numeric sequence, with hierarchy to define dependency and subordination. The list of Functions is as follows:</text:p>
      <text:list xml:id="list29483970" text:style-name="L3">
        <text:list-item>
          <text:p text:style-name="P5">Login/User Identification (Persistent)</text:p>
          <text:list>
            <text:list-item>
              <text:p text:style-name="P7">Constellation custom login</text:p>
            </text:list-item>
            <text:list-item>
              <text:p text:style-name="P7">User uses email, a login name and password to create an account</text:p>
              <text:list>
                <text:list-item>
                  <text:p text:style-name="P7">User logs in to Facebook (Saved Locally)</text:p>
                </text:list-item>
                <text:list-item>
                  <text:p text:style-name="P7">User logs in to Twitter (Saved Locally)</text:p>
                </text:list-item>
              </text:list>
            </text:list-item>
            <text:list-item>
              <text:p text:style-name="P7">Upcoming Screenings</text:p>
            </text:list-item>
          </text:list>
        </text:list-item>
        <text:list-item>
          <text:p text:style-name="P6">Static Content (Persistent)</text:p>
          <text:list>
            <text:list-item>
              <text:p text:style-name="P7">Contact</text:p>
            </text:list-item>
            <text:list-item>
              <text:p text:style-name="P7">Terms of Service</text:p>
            </text:list-item>
            <text:list-item>
              <text:p text:style-name="P7">Privacy Policy</text:p>
            </text:list-item>
            <text:list-item>
              <text:p text:style-name="P7">Purchase Policy</text:p>
            </text:list-item>
            <text:list-item>
              <text:p text:style-name="P7">How It Works</text:p>
            </text:list-item>
            <text:list-item>
              <text:p text:style-name="P7">FAQ's</text:p>
            </text:list-item>
            <text:list-item>
              <text:p text:style-name="P7">About Us</text:p>
            </text:list-item>
            <text:list-item>
              <text:p text:style-name="P7">Want To Host A Screening (TBD)</text:p>
            </text:list-item>
          </text:list>
        </text:list-item>
        <text:list-item>
          <text:p text:style-name="P6">Sharing (Persistent)</text:p>
          <text:list>
            <text:list-item>
              <text:p text:style-name="P7">Twitter (Constellation Home)</text:p>
            </text:list-item>
            <text:list-item>
              <text:p text:style-name="P7">Facebook (Constellation Home)</text:p>
            </text:list-item>
          </text:list>
        </text:list-item>
        <text:list-item>
          <text:p text:style-name="P6">Homepage</text:p>
          <text:list>
            <text:list-item>
              <text:p text:style-name="P9">Featured Showtimes All Films</text:p>
              <text:list>
                <text:list-item>
                  <text:p text:style-name="P9">Join Link</text:p>
                </text:list-item>
                <text:list-item>
                  <text:p text:style-name="P9">Show Information (iCal format)</text:p>
                </text:list-item>
                <text:list-item>
                  <text:p text:style-name="P9">Expandable Rollover (TBD)</text:p>
                </text:list-item>
              </text:list>
            </text:list-item>
            <text:list-item>
              <text:p text:style-name="P9">Poster Carousel</text:p>
            </text:list-item>
          </text:list>
        </text:list-item>
        <text:list-item>
          <text:p text:style-name="P6">Film Specific</text:p>
          <text:list>
            <text:list-item>
              <text:p text:style-name="P9">Trailer</text:p>
            </text:list-item>
            <text:list-item>
              <text:p text:style-name="P9">Reviews</text:p>
            </text:list-item>
            <text:list-item>
              <text:p text:style-name="P9">Film Details</text:p>
            </text:list-item>
            <text:list-item>
              <text:p text:style-name="P9">Screening Schedule</text:p>
              <text:list>
                <text:list-item>
                  <text:p text:style-name="P9">Join Link</text:p>
                </text:list-item>
                <text:list-item>
                  <text:p text:style-name="P9">Showtime Information</text:p>
                  <text:list>
                    <text:list-item>
                      <text:p text:style-name="P9">Calendar With Further Showtimes</text:p>
                    </text:list-item>
                    <text:list-item>
                      <text:p text:style-name="P9"><text:soft-page-break/>Expandable Rollover (TBD)</text:p>
                    </text:list-item>
                  </text:list>
                </text:list-item>
              </text:list>
            </text:list-item>
          </text:list>
        </text:list-item>
        <text:list-item>
          <text:p text:style-name="P6">Purchase Tickets</text:p>
          <text:list>
            <text:list-item>
              <text:p text:style-name="P9">Trailer</text:p>
            </text:list-item>
            <text:list-item>
              <text:p text:style-name="P9">Screening Schedule (Inherit from 5.3)</text:p>
              <text:list>
                <text:list-item>
                  <text:p text:style-name="P9">Join Link</text:p>
                </text:list-item>
                <text:list-item>
                  <text:p text:style-name="P9">Showtime Information</text:p>
                  <text:list>
                    <text:list-item>
                      <text:p text:style-name="P9">Calendar With Further Showtimes</text:p>
                    </text:list-item>
                    <text:list-item>
                      <text:p text:style-name="P9">Expandable Rollover (TBD)</text:p>
                    </text:list-item>
                  </text:list>
                </text:list-item>
              </text:list>
            </text:list-item>
            <text:list-item>
              <text:p text:style-name="P9">Activity Monitoring (From 6.0 and 7.0)</text:p>
            </text:list-item>
            <text:list-item>
              <text:p text:style-name="P9">Screening Information</text:p>
            </text:list-item>
            <text:list-item>
              <text:p text:style-name="P9">Purchase Process</text:p>
              <text:list>
                <text:list-item>
                  <text:p text:style-name="P9">Join/Login</text:p>
                </text:list-item>
                <text:list-item>
                  <text:p text:style-name="P9">Host A Screening</text:p>
                  <text:list>
                    <text:list-item>
                      <text:p text:style-name="P9">Upload Picture</text:p>
                    </text:list-item>
                    <text:list-item>
                      <text:p text:style-name="P9">Pick Date and Time</text:p>
                    </text:list-item>
                    <text:list-item>
                      <text:p text:style-name="P9">Featured, Public, or Private</text:p>
                    </text:list-item>
                  </text:list>
                </text:list-item>
                <text:list-item>
                  <text:p text:style-name="P9">Promotion Presentation (TBD)</text:p>
                </text:list-item>
                <text:list-item>
                  <text:p text:style-name="P9">Invite Friends (Inverted from Current)</text:p>
                </text:list-item>
                <text:list-item>
                  <text:p text:style-name="P9">Buy A Ticket</text:p>
                  <text:list>
                    <text:list-item>
                      <text:p text:style-name="P9">Credit Card</text:p>
                    </text:list-item>
                    <text:list-item>
                      <text:p text:style-name="P9">Paypal</text:p>
                    </text:list-item>
                    <text:list-item>
                      <text:p text:style-name="P9">Subscriptions</text:p>
                    </text:list-item>
                    <text:list-item>
                      <text:p text:style-name="P9">Gifts</text:p>
                    </text:list-item>
                  </text:list>
                </text:list-item>
                <text:list-item>
                  <text:p text:style-name="P9">Enter The Theater</text:p>
                </text:list-item>
              </text:list>
            </text:list-item>
            <text:list-item>
              <text:p text:style-name="P9">Ticket Exchange</text:p>
            </text:list-item>
            <text:list-item>
              <text:p text:style-name="P9">Countdown</text:p>
            </text:list-item>
            <text:list-item>
              <text:p text:style-name="P9">Toasters</text:p>
              <text:list>
                <text:list-item>
                  <text:p text:style-name="P9">Screening Started</text:p>
                </text:list-item>
                <text:list-item>
                  <text:p text:style-name="P9">Screening Completed</text:p>
                </text:list-item>
                <text:list-item>
                  <text:p text:style-name="P9">Screening Sold Out</text:p>
                </text:list-item>
                <text:list-item>
                  <text:p text:style-name="P9">Etc...</text:p>
                </text:list-item>
              </text:list>
            </text:list-item>
            <text:list-item>
              <text:p text:style-name="P9">Timezone Set</text:p>
            </text:list-item>
          </text:list>
        </text:list-item>
        <text:list-item>
          <text:p text:style-name="P6">Screening Room</text:p>
          <text:list>
            <text:list-item>
              <text:p text:style-name="P9">Prescreening Overlay</text:p>
              <text:list>
                <text:list-item>
                  <text:p text:style-name="P9">Invitation Link</text:p>
                </text:list-item>
                <text:list-item>
                  <text:p text:style-name="P9">Share Showtimes</text:p>
                </text:list-item>
                <text:list-item>
                  <text:p text:style-name="P9">Theater How-To</text:p>
                </text:list-item>
                <text:list-item>
                  <text:p text:style-name="P9">Screening Information</text:p>
                </text:list-item>
              </text:list>
            </text:list-item>
            <text:list-item>
              <text:p text:style-name="P9">Menu Bar</text:p>
              <text:list>
                <text:list-item>
                  <text:p text:style-name="P9"><text:soft-page-break/>Constellation Overlay</text:p>
                  <text:list>
                    <text:list-item>
                      <text:p text:style-name="P9">Use Avatars as opposed to dots</text:p>
                    </text:list-item>
                    <text:list-item>
                      <text:p text:style-name="P9">Direct Chat</text:p>
                    </text:list-item>
                    <text:list-item>
                      <text:p text:style-name="P9">Direct Chat Interrupts</text:p>
                    </text:list-item>
                  </text:list>
                </text:list-item>
                <text:list-item>
                  <text:p text:style-name="P9">Chat</text:p>
                </text:list-item>
                <text:list-item>
                  <text:p text:style-name="P9">Film Information</text:p>
                </text:list-item>
                <text:list-item>
                  <text:p text:style-name="P9">Q&amp;A</text:p>
                  <text:list>
                    <text:list-item>
                      <text:p text:style-name="P9">Video Feed</text:p>
                    </text:list-item>
                    <text:list-item>
                      <text:p text:style-name="P9">Question Input</text:p>
                    </text:list-item>
                    <text:list-item>
                      <text:p text:style-name="P9">Host Question Selection</text:p>
                    </text:list-item>
                    <text:list-item>
                      <text:p text:style-name="P9">Host Answer Input</text:p>
                    </text:list-item>
                  </text:list>
                </text:list-item>
                <text:list-item>
                  <text:p text:style-name="P9">Help</text:p>
                </text:list-item>
                <text:list-item>
                  <text:p text:style-name="P9">Watching Now (User Count)</text:p>
                </text:list-item>
                <text:list-item>
                  <text:p text:style-name="P9">Review and Recommendations</text:p>
                </text:list-item>
                <text:list-item>
                  <text:p text:style-name="P9">Facebook Screening Share (Purchase)</text:p>
                </text:list-item>
                <text:list-item>
                  <text:p text:style-name="P9">Twitter Screening Share (Purchase)</text:p>
                </text:list-item>
                <text:list-item>
                  <text:p text:style-name="P9">Menubar Toggle</text:p>
                </text:list-item>
              </text:list>
            </text:list-item>
            <text:list-item>
              <text:p text:style-name="P9">Film Screenings</text:p>
            </text:list-item>
            <text:list-item>
              <text:p text:style-name="P9">Countdown</text:p>
            </text:list-item>
            <text:list-item>
              <text:p text:style-name="P9">Review and Recommendations Overlay</text:p>
              <text:list>
                <text:list-item>
                  <text:p text:style-name="P9">Stuff...</text:p>
                </text:list-item>
              </text:list>
            </text:list-item>
            <text:list-item>
              <text:p text:style-name="P9">Post Film Interview Overlay</text:p>
              <text:list>
                <text:list-item>
                  <text:p text:style-name="P9">Fullscreen Overlay</text:p>
                </text:list-item>
                <text:list-item>
                  <text:p text:style-name="P9">Questions Slideshow</text:p>
                </text:list-item>
              </text:list>
            </text:list-item>
            <text:list-item>
              <text:p text:style-name="P9">Promotions/Advertisements</text:p>
              <text:list>
                <text:list-item>
                  <text:p text:style-name="P9">Concessions</text:p>
                </text:list-item>
                <text:list-item>
                  <text:p text:style-name="P9">Banners/Promos</text:p>
                </text:list-item>
              </text:list>
            </text:list-item>
            <text:list-item>
              <text:p text:style-name="P18">Host Remittance</text:p>
              <text:list>
                <text:list-item>
                  <text:p text:style-name="P18">Enter Paypal/Bank/CC Account Info for Remittance (TBD)</text:p>
                </text:list-item>
              </text:list>
            </text:list-item>
          </text:list>
        </text:list-item>
        <text:list-item>
          <text:p text:style-name="P6">Subscriptions</text:p>
          <text:list>
            <text:list-item>
              <text:p text:style-name="P9">Login</text:p>
            </text:list-item>
            <text:list-item>
              <text:p text:style-name="P9">Define Subscription</text:p>
              <text:list>
                <text:list-item>
                  <text:p text:style-name="P9">X Tickets </text:p>
                </text:list-item>
                <text:list-item>
                  <text:p text:style-name="P9">Timeperiod</text:p>
                </text:list-item>
              </text:list>
            </text:list-item>
            <text:list-item>
              <text:p text:style-name="P9">Payment Information</text:p>
              <text:list>
                <text:list-item>
                  <text:p text:style-name="P9">Credit Card</text:p>
                </text:list-item>
                <text:list-item>
                  <text:p text:style-name="P9">Paypal</text:p>
                </text:list-item>
              </text:list>
            </text:list-item>
            <text:list-item>
              <text:p text:style-name="P9">Auto Re-Subscribe</text:p>
            </text:list-item>
            <text:list-item>
              <text:p text:style-name="P9">Transfers</text:p>
              <text:list>
                <text:list-item>
                  <text:p text:style-name="P9"><text:soft-page-break/>Gifts</text:p>
                </text:list-item>
                <text:list-item>
                  <text:p text:style-name="P9">Guest</text:p>
                </text:list-item>
              </text:list>
            </text:list-item>
          </text:list>
        </text:list-item>
        <text:list-item>
          <text:p text:style-name="P6">Account Management Page</text:p>
          <text:list>
            <text:list-item>
              <text:p text:style-name="P9">Your Username/Password</text:p>
            </text:list-item>
            <text:list-item>
              <text:p text:style-name="P9">Your Facebook Information</text:p>
            </text:list-item>
            <text:list-item>
              <text:p text:style-name="P9">Your Twitter Information</text:p>
            </text:list-item>
            <text:list-item>
              <text:p text:style-name="P9">Your Purchase History</text:p>
            </text:list-item>
            <text:list-item>
              <text:p text:style-name="P9">Your Showtimes</text:p>
            </text:list-item>
            <text:list-item>
              <text:p text:style-name="P9">Your Input</text:p>
              <text:list>
                <text:list-item>
                  <text:p text:style-name="P9">Questions</text:p>
                </text:list-item>
                <text:list-item>
                  <text:p text:style-name="P9">Reviews</text:p>
                </text:list-item>
                <text:list-item>
                  <text:p text:style-name="P9">IM</text:p>
                </text:list-item>
              </text:list>
            </text:list-item>
            <text:list-item>
              <text:p text:style-name="P9">Your Subscriptions</text:p>
            </text:list-item>
            <text:list-item>
              <text:p text:style-name="P9">Your Transfers</text:p>
              <text:list>
                <text:list-item>
                  <text:p text:style-name="P9">Gifts</text:p>
                </text:list-item>
                <text:list-item>
                  <text:p text:style-name="P9">Guest</text:p>
                </text:list-item>
              </text:list>
            </text:list-item>
          </text:list>
        </text:list-item>
      </text:list>
      <text:p text:style-name="P8"/>
      <text:p text:style-name="P8"/>
      <text:h text:style-name="P19" text:outline-level="1">4.0 Access Control Levels</text:h>
      <text:p text:style-name="P8">Each feature specification will list a “scope” that references specific User Access Levels. These are listed below, and represent each user type involved with the system in any way. </text:p>
      <text:p text:style-name="P8"/>
      <text:list xml:id="list31373793" text:style-name="L4">
        <text:list-item>
          <text:p text:style-name="P10">Users</text:p>
          <text:list>
            <text:list-item>
              <text:p text:style-name="P10">Unauthenticated<text:line-break/><text:span text:style-name="T5">Any User visiting the site will be considered and unauthenticated user prior to login.</text:span></text:p>
            </text:list-item>
            <text:list-item>
              <text:p text:style-name="P10">Authenticated<text:line-break/><text:span text:style-name="T5">Once a user performs a successful login, he or she is in this group.</text:span></text:p>
            </text:list-item>
            <text:list-item>
              <text:p text:style-name="P11"><text:span text:style-name="T9">Authenticated Mentor<text:line-break/></text:span><text:span text:style-name="T6">If a user has “guest” or “gift” transfers in a specific screening, he or she is a “Mentor”</text:span></text:p>
            </text:list-item>
            <text:list-item>
              <text:p text:style-name="P12"><text:span text:style-name="T9">Restricted<text:line-break/></text:span><text:span text:style-name="T6">If a user is found to be engaging in abusive or innapropriate behavior, access can be curtailed based on specific rules</text:span></text:p>
            </text:list-item>
            <text:list-item>
              <text:p text:style-name="P12"><text:span text:style-name="T9">Blocked</text:span><text:span text:style-name="T6"><text:line-break/>User is unable to access the website</text:span></text:p>
            </text:list-item>
          </text:list>
        </text:list-item>
        <text:list-item>
          <text:p text:style-name="P10">Hosts</text:p>
          <text:list>
            <text:list-item>
              <text:p text:style-name="P10">Screening Host<text:line-break/><text:span text:style-name="T5">Any user who hosts a screening is given this assignation</text:span></text:p>
            </text:list-item>
            <text:list-item>
              <text:p text:style-name="P10">Film Associate<text:line-break/><text:span text:style-name="T5">Any host who was involved with the production of the film is given this assignation</text:span></text:p>
            </text:list-item>
            <text:list-item>
              <text:p text:style-name="P10">Film Author<text:line-break/><text:span text:style-name="T5">Any host involved at a primary level with the production of the film is given this assignation, including DP, Writer, Director, Producer</text:span></text:p>
            </text:list-item>
          </text:list>
        </text:list-item>
        <text:list-item>
          <text:p text:style-name="P10">Administrators</text:p>
          <text:list>
            <text:list-item>
              <text:p text:style-name="P10">Editorial<text:line-break/><text:span text:style-name="T5">Administrative editors are given access to system-administration for content only</text:span></text:p>
            </text:list-item>
            <text:list-item>
              <text:p text:style-name="P13">Customer Service<text:line-break/><text:span text:style-name="T5">CS editors can access content and user-specific data, including payments</text:span></text:p>
            </text:list-item>
            <text:list-item>
              <text:p text:style-name="P13">Super User<text:line-break/><text:span text:style-name="T5">Super Users have access to all administrative features</text:span></text:p>
            </text:list-item>
          </text:list>
        </text:list-item>
      </text:list>
      <text:p text:style-name="P8"/>
      <text:p text:style-name="P8">These access levels are “chained”, meaning a user can have more than one level assigned to them within a specific group. For instance, an “authenticated user” is also an “unauthenticated user”. A “Customer Service Administrator” is also an “Editorial Administrator”, and so on. </text:p>
      <text:h text:style-name="P20" text:outline-level="1">4.0 Version Control</text:h>
      <text:p text:style-name="P8">All code involved with any feature of the website must be entered into the Constellation.tv version control system. No outside code will be allowed to exist on staging or production servers unless it is obtained and promoted via version control. </text:p>
      <text:p text:style-name="P8"/>
      <text:p text:style-name="P8">Likewise, all developers involved with constellation.tv must have unique login information for this version control system, and should update, create, and remove assets via this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3335in" fo:margin-bottom="0in" fo:keep-with-next="always"/>
      <style:text-properties fo:color="#365f91" style:font-name="Cambria" fo:font-size="14pt" fo:font-weight="bold" style:font-size-asian="14pt" style:font-weight-asian="bold" style:font-size-complex="14pt" style:font-weight-complex="bold"/>
    </style:style>
    <style:style style:name="List_20_Paragraph" style:display-name="List Paragraph" style:family="paragraph" style:parent-style-name="Standard"/>
    <style:style style:name="Head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style style:name="Heading_20_1_20_Char" style:display-name="Heading 1 Cha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1" style:family="table">
      <style:table-properties style:width="6.6507in" fo:margin-left="-0.075in" table:align="left" style:writing-mode="lr-tb"/>
    </style:style>
    <style:style style:name="Table21.A" style:family="table-column">
      <style:table-column-properties style:column-width="1.3243in"/>
    </style:style>
    <style:style style:name="Table21.B" style:family="table-column">
      <style:table-column-properties style:column-width="2.0007in"/>
    </style:style>
    <style:style style:name="Table21.C" style:family="table-column">
      <style:table-column-properties style:column-width="1.1243in"/>
    </style:style>
    <style:style style:name="Table21.D" style:family="table-column">
      <style:table-column-properties style:column-width="2.2014in"/>
    </style:style>
    <style:style style:name="Table21.1" style:family="table-row">
      <style:table-row-properties style:keep-together="true" fo:keep-together="auto"/>
    </style:style>
    <style:style style:name="Table21.A1" style:family="table-cell">
      <style:table-cell-properties fo:background-color="#bfbfbf" fo:padding-left="0.075in" fo:padding-right="0.075in" fo:padding-top="0in" fo:padding-bottom="0in" fo:border="0.0069in solid #000001">
        <style:background-image/>
      </style:table-cell-properties>
    </style:style>
    <style:style style:name="Table21.B1" style:family="table-cell">
      <style:table-cell-properties fo:padding-left="0.075in" fo:padding-right="0.075in" fo:padding-top="0in" fo:padding-bottom="0in" fo:border="0.0069in solid #000001"/>
    </style:style>
    <style:style style:name="Table21.D1" style:family="table-cell" style:data-style-name="N0">
      <style:table-cell-properties fo:padding-left="0.075in" fo:padding-right="0.075in" fo:padding-top="0in" fo:padding-bottom="0in" fo:border="0.0069in solid #000001"/>
    </style:style>
    <style:style style:name="Table21.D2" style:family="table-cell" style:data-style-name="N37">
      <style:table-cell-properties fo:padding-left="0.075in" fo:padding-right="0.075in" fo:padding-top="0in" fo:padding-bottom="0in" fo:border="0.0069in solid #000001"/>
    </style:style>
    <style:style style:name="MP1" style:family="paragraph" style:parent-style-name="Header" style:master-page-name="">
      <style:paragraph-properties style:page-number="auto"/>
    </style:style>
    <style:style style:name="MP2" style:family="paragraph" style:parent-style-name="Footer" style:master-page-name="">
      <style:paragraph-properties style:page-number="auto"/>
    </style:style>
    <style:style style:name="MP3" style:family="paragraph" style:parent-style-name="Standard">
      <style:paragraph-properties fo:margin-top="0in" fo:margin-bottom="0in" fo:line-height="100%"/>
      <style:text-properties fo:font-weight="bold" style:font-weight-asian="bold"/>
    </style:style>
    <style:style style:name="MP4" style:family="paragraph" style:parent-style-name="Standard">
      <style:paragraph-properties fo:margin-top="0in" fo:margin-bottom="0in" fo:line-height="100%"/>
    </style:style>
    <style:style style:name="MT1" style:family="text">
      <style:text-properties fo:color="#7f7f7f" fo:letter-spacing="0.0417i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constellation.tv<text:tab/><text:span text:style-name="MT1">Page</text:span> | <text:page-number text:select-page="current">6</text:page-number></text:p>
      </style:header>
      <style:footer>
        <text:p text:style-name="MP2"/>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MP3">Application:</text:p>
            </table:table-cell>
            <table:table-cell table:style-name="Table21.B1" office:value-type="string">
              <text:p text:style-name="MP4">Constellation</text:p>
            </table:table-cell>
            <table:table-cell table:style-name="Table21.A1" office:value-type="string">
              <text:p text:style-name="MP3">Version:</text:p>
            </table:table-cell>
            <table:table-cell table:style-name="Table21.D1" office:value-type="float" office:value="1">
              <text:p text:style-name="MP4">1</text:p>
            </table:table-cell>
          </table:table-row>
          <table:table-row table:style-name="Table21.1">
            <table:table-cell table:style-name="Table21.A1" office:value-type="string">
              <text:p text:style-name="MP3">Author:</text:p>
            </table:table-cell>
            <table:table-cell table:style-name="Table21.B1" office:value-type="string">
              <text:p text:style-name="MP4">A Madsen</text:p>
            </table:table-cell>
            <table:table-cell table:style-name="Table21.A1" office:value-type="string">
              <text:p text:style-name="MP3">Launch Date:</text:p>
            </table:table-cell>
            <table:table-cell table:style-name="Table21.D2" office:value-type="date" office:date-value="2010-03-15">
              <text:p text:style-name="MP4">03/15/10</text:p>
            </table:table-cell>
          </table:table-row>
          <table:table-row table:style-name="Table21.1">
            <table:table-cell table:style-name="Table21.A1" office:value-type="string">
              <text:p text:style-name="MP3">Project Manger:</text:p>
            </table:table-cell>
            <table:table-cell table:style-name="Table21.B1" office:value-type="string">
              <text:p text:style-name="MP4">James Lawler</text:p>
            </table:table-cell>
            <table:table-cell table:style-name="Table21.A1" office:value-type="string">
              <text:p text:style-name="MP3">Date:</text:p>
            </table:table-cell>
            <table:table-cell table:style-name="Table21.D2" office:value-type="date" office:date-value="2010-12-10">
              <text:p text:style-name="MP4">12/10/10</text:p>
            </table:table-cell>
          </table:table-row>
        </table:table>
        <text:p text:style-name="Footer"/>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y Madsen</meta:initial-creator>
    <dc:creator>Big Earl Madsen</dc:creator>
    <meta:editing-cycles>532</meta:editing-cycles>
    <meta:creation-date>2010-06-25T14:39:00</meta:creation-date>
    <dc:date>2010-12-13T11:36:22.78</dc:date>
    <meta:editing-duration>PT05H44M55S</meta:editing-duration>
    <meta:generator>OpenOffice.org/3.2$Win32 OpenOffice.org_project/320m18$Build-9502</meta:generator>
    <meta:document-statistic meta:table-count="1" meta:image-count="0" meta:object-count="0" meta:page-count="8" meta:paragraph-count="183" meta:word-count="1043" meta:character-count="6655"/>
    <meta:template xlink:type="simple" xlink:actuate="onRequest" xlink:title="Normal.dotm" xlink:href=""/>
  </office:meta>
</office:document-meta>
</file>